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1 claims first</text:p>
          </table:table-cell>
          <table:covered-table-cell table:style-name="Default"/>
          <table:covered-table-cell table:style-name="ce2"/>
          <table:covered-table-cell table:style-name="Default"/>
          <table:table-cell table:style-name="Default" table:number-columns-repeated="14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1432" calcext:value-type="float">
            <text:p>61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1312" calcext:value-type="float">
            <text:p>61312</text:p>
          </table:table-cell>
          <table:table-cell office:value-type="float" office:value="54947" calcext:value-type="float">
            <text:p>54947</text:p>
          </table:table-cell>
          <table:table-cell office:value-type="float" office:value="46392" calcext:value-type="float">
            <text:p>46392</text:p>
          </table:table-cell>
          <table:table-cell office:value-type="float" office:value="54947" calcext:value-type="float">
            <text:p>54947</text:p>
          </table:table-cell>
          <table:table-cell office:value-type="float" office:value="61272" calcext:value-type="float">
            <text:p>61272</text:p>
          </table:table-cell>
          <table:table-cell office:value-type="float" office:value="54947" calcext:value-type="float">
            <text:p>54947</text:p>
          </table:table-cell>
          <table:table-cell office:value-type="float" office:value="76432" calcext:value-type="float">
            <text:p>76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9776" calcext:value-type="float">
            <text:p>39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56" calcext:value-type="float">
            <text:p>39656</text:p>
          </table:table-cell>
          <table:table-cell office:value-type="float" office:value="33291" calcext:value-type="float">
            <text:p>33291</text:p>
          </table:table-cell>
          <table:table-cell office:value-type="float" office:value="39736" calcext:value-type="float">
            <text:p>3973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16" calcext:value-type="float">
            <text:p>39616</text:p>
          </table:table-cell>
          <table:table-cell office:value-type="float" office:value="33291" calcext:value-type="float">
            <text:p>33291</text:p>
          </table:table-cell>
          <table:table-cell office:value-type="float" office:value="54776" calcext:value-type="float">
            <text:p>54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904" calcext:value-type="float">
            <text:p>36904</text:p>
          </table:table-cell>
          <table:table-cell office:value-type="float" office:value="27076" calcext:value-type="float">
            <text:p>27076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5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632" calcext:value-type="float">
            <text:p>15632</text:p>
          </table:table-cell>
          <table:table-cell office:value-type="float" office:value="20804" calcext:value-type="float">
            <text:p>20804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5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:.C10])" office:value-type="float" office:value="245802" calcext:value-type="float">
            <text:p>245802</text:p>
          </table:table-cell>
          <table:table-cell table:style-name="ce4" table:formula="of:=SUM([.D5:.D10])" office:value-type="float" office:value="199940" calcext:value-type="float">
            <text:p>199940</text:p>
          </table:table-cell>
          <table:table-cell table:style-name="ce4" table:formula="of:=SUM([.E5:.E10])" office:value-type="float" office:value="245114" calcext:value-type="float">
            <text:p>245114</text:p>
          </table:table-cell>
          <table:table-cell table:style-name="ce4" table:formula="of:=SUM([.F5:.F10])" office:value-type="float" office:value="198568" calcext:value-type="float">
            <text:p>198568</text:p>
          </table:table-cell>
          <table:table-cell table:style-name="ce4" table:formula="of:=SUM([.G5:.G10])" office:value-type="float" office:value="229350" calcext:value-type="float">
            <text:p>229350</text:p>
          </table:table-cell>
          <table:table-cell table:style-name="ce4" table:formula="of:=SUM([.H5:.H10])" office:value-type="float" office:value="199492" calcext:value-type="float">
            <text:p>199492</text:p>
          </table:table-cell>
          <table:table-cell table:style-name="ce4" table:formula="of:=SUM([.I5:.I10])" office:value-type="float" office:value="244110" calcext:value-type="float">
            <text:p>244110</text:p>
          </table:table-cell>
          <table:table-cell table:style-name="ce4" table:formula="of:=SUM([.J5:.J10])" office:value-type="float" office:value="199492" calcext:value-type="float">
            <text:p>199492</text:p>
          </table:table-cell>
          <table:table-cell table:style-name="ce4" table:formula="of:=SUM([.K5:.K10])" office:value-type="float" office:value="275802" calcext:value-type="float">
            <text:p>275802</text:p>
          </table:table-cell>
          <table:table-cell table:style-name="ce4" table:formula="of:=SUM([.L5:.L10])" office:value-type="float" office:value="199940" calcext:value-type="float">
            <text:p>199940</text:p>
          </table:table-cell>
          <table:table-cell table:style-name="ce4" table:formula="of:=SUM([.M5:.M10])" office:value-type="float" office:value="242962" calcext:value-type="float">
            <text:p>242962</text:p>
          </table:table-cell>
          <table:table-cell table:style-name="ce4" table:formula="of:=SUM([.N5:.N10])" office:value-type="float" office:value="196776" calcext:value-type="float">
            <text:p>196776</text:p>
          </table:table-cell>
          <table:table-cell table:style-name="ce4" table:formula="of:=SUM([.O5:.O10])" office:value-type="float" office:value="242978" calcext:value-type="float">
            <text:p>242978</text:p>
          </table:table-cell>
          <table:table-cell table:style-name="ce4" table:formula="of:=SUM([.P5:.P10])" office:value-type="float" office:value="196840" calcext:value-type="float">
            <text:p>196840</text:p>
          </table:table-cell>
          <table:table-cell table:style-name="ce4" table:formula="of:=SUM([.Q5:.Q10])" office:value-type="float" office:value="226938" calcext:value-type="float">
            <text:p>226938</text:p>
          </table:table-cell>
          <table:table-cell table:style-name="ce4" table:formula="of:=SUM([.R5:.R10])" office:value-type="float" office:value="197714" calcext:value-type="float">
            <text:p>197714</text:p>
          </table:table-cell>
          <table:table-cell table:style-name="ce4" table:formula="of:=SUM([.S5:.S10])" office:value-type="float" office:value="273562" calcext:value-type="float">
            <text:p>273562</text:p>
          </table:table-cell>
          <table:table-cell table:style-name="ce4" table:formula="of:=SUM([.T5:.T10])" office:value-type="float" office:value="198096" calcext:value-type="float">
            <text:p>198096</text:p>
          </table:table-cell>
        </table:table-row>
        <table:table-row table:style-name="ro1">
          <table:table-cell table:number-columns-repeated="2"/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2 claims first</text:p>
          </table:table-cell>
          <table:covered-table-cell table:number-columns-repeated="3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0564" calcext:value-type="float">
            <text:p>60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45538" calcext:value-type="float">
            <text:p>45538</text:p>
          </table:table-cell>
          <table:table-cell office:value-type="float" office:value="54397" calcext:value-type="float">
            <text:p>54397</text:p>
          </table:table-cell>
          <table:table-cell office:value-type="float" office:value="60412" calcext:value-type="float">
            <text:p>60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8908" calcext:value-type="float">
            <text:p>38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82" calcext:value-type="float">
            <text:p>38882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17:.C22])" office:value-type="float" office:value="239108" calcext:value-type="float">
            <text:p>239108</text:p>
          </table:table-cell>
          <table:table-cell table:style-name="ce4" table:formula="of:=SUM([.D17:.D22])" office:value-type="float" office:value="202044" calcext:value-type="float">
            <text:p>202044</text:p>
          </table:table-cell>
          <table:table-cell table:style-name="ce4" table:formula="of:=SUM([.E17:.E22])" office:value-type="float" office:value="238444" calcext:value-type="float">
            <text:p>238444</text:p>
          </table:table-cell>
          <table:table-cell table:style-name="ce4" table:formula="of:=SUM([.F17:.F22])" office:value-type="float" office:value="200724" calcext:value-type="float">
            <text:p>200724</text:p>
          </table:table-cell>
          <table:table-cell table:style-name="ce4" table:formula="of:=SUM([.G17:.G22])" office:value-type="float" office:value="222736" calcext:value-type="float">
            <text:p>222736</text:p>
          </table:table-cell>
          <table:table-cell table:style-name="ce4" table:formula="of:=SUM([.H17:.H22])" office:value-type="float" office:value="201598" calcext:value-type="float">
            <text:p>201598</text:p>
          </table:table-cell>
          <table:table-cell table:style-name="ce4" table:formula="of:=SUM([.I17:.I22])" office:value-type="float" office:value="237484" calcext:value-type="float">
            <text:p>237484</text:p>
          </table:table-cell>
          <table:table-cell table:style-name="ce4" table:formula="of:=SUM([.J17:.J22])" office:value-type="float" office:value="201598" calcext:value-type="float">
            <text:p>201598</text:p>
          </table:table-cell>
          <table:table-cell table:style-name="ce4" table:formula="of:=SUM([.K17:.K22])" office:value-type="float" office:value="269108" calcext:value-type="float">
            <text:p>269108</text:p>
          </table:table-cell>
          <table:table-cell table:style-name="ce4" table:formula="of:=SUM([.L17:.L22])" office:value-type="float" office:value="202044" calcext:value-type="float">
            <text:p>202044</text:p>
          </table:table-cell>
          <table:table-cell table:style-name="ce4" table:formula="of:=SUM([.M17:.M22])" office:value-type="float" office:value="238444" calcext:value-type="float">
            <text:p>238444</text:p>
          </table:table-cell>
          <table:table-cell table:style-name="ce4" table:formula="of:=SUM([.N17:.N22])" office:value-type="float" office:value="200724" calcext:value-type="float">
            <text:p>200724</text:p>
          </table:table-cell>
          <table:table-cell table:style-name="ce4" table:formula="of:=SUM([.O17:.O22])" office:value-type="float" office:value="238460" calcext:value-type="float">
            <text:p>238460</text:p>
          </table:table-cell>
          <table:table-cell table:style-name="ce4" table:formula="of:=SUM([.P17:.P22])" office:value-type="float" office:value="200788" calcext:value-type="float">
            <text:p>200788</text:p>
          </table:table-cell>
          <table:table-cell table:style-name="ce4" table:formula="of:=SUM([.Q17:.Q22])" office:value-type="float" office:value="222420" calcext:value-type="float">
            <text:p>222420</text:p>
          </table:table-cell>
          <table:table-cell table:style-name="ce4" table:formula="of:=SUM([.R17:.R22])" office:value-type="float" office:value="201662" calcext:value-type="float">
            <text:p>201662</text:p>
          </table:table-cell>
          <table:table-cell table:style-name="ce4" table:formula="of:=SUM([.S17:.S22])" office:value-type="float" office:value="269044" calcext:value-type="float">
            <text:p>269044</text:p>
          </table:table-cell>
          <table:table-cell table:style-name="ce4" table:formula="of:=SUM([.T17:.T22])" office:value-type="float" office:value="202108" calcext:value-type="float">
            <text:p>202108</text:p>
          </table:table-cell>
        </table:table-row>
        <table:table-row table:style-name="ro1">
          <table:table-cell table:number-columns-repeated="2"/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1 claims first</text:p>
          </table:table-cell>
          <table:covered-table-cell table:number-columns-repeated="3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29:.C34])" office:value-type="float" office:value="231284" calcext:value-type="float">
            <text:p>231284</text:p>
          </table:table-cell>
          <table:table-cell table:style-name="ce4" table:formula="of:=SUM([.D29:.D34])" office:value-type="float" office:value="210976" calcext:value-type="float">
            <text:p>210976</text:p>
          </table:table-cell>
          <table:table-cell table:style-name="ce4" table:formula="of:=SUM([.E29:.E34])" office:value-type="float" office:value="230838" calcext:value-type="float">
            <text:p>230838</text:p>
          </table:table-cell>
          <table:table-cell table:style-name="ce4" table:formula="of:=SUM([.F29:.F34])" office:value-type="float" office:value="209438" calcext:value-type="float">
            <text:p>209438</text:p>
          </table:table-cell>
          <table:table-cell table:style-name="ce4" table:formula="of:=SUM([.G29:.G34])" office:value-type="float" office:value="229964" calcext:value-type="float">
            <text:p>229964</text:p>
          </table:table-cell>
          <table:table-cell table:style-name="ce4" table:formula="of:=SUM([.H29:.H34])" office:value-type="float" office:value="195278" calcext:value-type="float">
            <text:p>195278</text:p>
          </table:table-cell>
          <table:table-cell table:style-name="ce4" table:formula="of:=SUM([.I29:.I34])" office:value-type="float" office:value="229964" calcext:value-type="float">
            <text:p>229964</text:p>
          </table:table-cell>
          <table:table-cell table:style-name="ce4" table:formula="of:=SUM([.J29:.J34])" office:value-type="float" office:value="210226" calcext:value-type="float">
            <text:p>210226</text:p>
          </table:table-cell>
          <table:table-cell table:style-name="ce4" table:formula="of:=SUM([.K29:.K34])" office:value-type="float" office:value="231284" calcext:value-type="float">
            <text:p>231284</text:p>
          </table:table-cell>
          <table:table-cell table:style-name="ce4" table:formula="of:=SUM([.L29:.L34])" office:value-type="float" office:value="240976" calcext:value-type="float">
            <text:p>240976</text:p>
          </table:table-cell>
          <table:table-cell table:style-name="ce4" table:formula="of:=SUM([.M29:.M34])" office:value-type="float" office:value="230838" calcext:value-type="float">
            <text:p>230838</text:p>
          </table:table-cell>
          <table:table-cell table:style-name="ce4" table:formula="of:=SUM([.N29:.N34])" office:value-type="float" office:value="209374" calcext:value-type="float">
            <text:p>209374</text:p>
          </table:table-cell>
          <table:table-cell table:style-name="ce4" table:formula="of:=SUM([.O29:.O34])" office:value-type="float" office:value="230774" calcext:value-type="float">
            <text:p>230774</text:p>
          </table:table-cell>
          <table:table-cell table:style-name="ce4" table:formula="of:=SUM([.P29:.P34])" office:value-type="float" office:value="209518" calcext:value-type="float">
            <text:p>209518</text:p>
          </table:table-cell>
          <table:table-cell table:style-name="ce4" table:formula="of:=SUM([.Q29:.Q34])" office:value-type="float" office:value="229900" calcext:value-type="float">
            <text:p>229900</text:p>
          </table:table-cell>
          <table:table-cell table:style-name="ce4" table:formula="of:=SUM([.R29:.R34])" office:value-type="float" office:value="195226" calcext:value-type="float">
            <text:p>195226</text:p>
          </table:table-cell>
          <table:table-cell table:style-name="ce4" table:formula="of:=SUM([.S29:.S34])" office:value-type="float" office:value="231220" calcext:value-type="float">
            <text:p>231220</text:p>
          </table:table-cell>
          <table:table-cell table:style-name="ce4" table:formula="of:=SUM([.T29:.T34])" office:value-type="float" office:value="240912" calcext:value-type="float">
            <text:p>240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5:52:16.569134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48:10.936839558</meta:creation-date>
    <dc:date>2018-11-13T18:23:29.382825096</dc:date>
    <meta:editing-duration>PT10M22S</meta:editing-duration>
    <meta:editing-cycles>5</meta:editing-cycles>
    <meta:generator>LibreOffice/5.1.6.2$Linux_X86_64 LibreOffice_project/10m0$Build-2</meta:generator>
    <meta:document-statistic meta:table-count="1" meta:cell-count="519" meta:object-count="0"/>
  </office:meta>
</office:document-meta>
</file>